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33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istika_50_ctvrtleti" table:style-name="ta1">
        <table:shapes>
          <draw:frame draw:z-index="0" draw:style-name="gr1" draw:text-style-name="P1" svg:width="291.47mm" svg:height="89.99mm" svg:x="155.94mm" svg:y="1.28mm">
            <loext:p draw:notify-on-update-of-ranges="statistika_50_ctvrtleti.A2:statistika_50_ctvrtleti.A41 statistika_50_ctvrtleti.B1:statistika_50_ctvrtleti.B1 statistika_50_ctvrtleti.B2:statistika_50_ctvrtleti.B41 statistika_50_ctvrtleti.A2:statistika_50_ctvrtleti.A41 statistika_50_ctvrtleti.C1:statistika_50_ctvrtleti.C1 statistika_50_ctvrtleti.C2:statistika_50_ctvrtleti.C41 statistika_50_ctvrtleti.A2:statistika_50_ctvrtleti.A41 statistika_50_ctvrtleti.D1:statistika_50_ctvrtleti.D1 statistika_50_ctvrtleti.D2:statistika_50_ctvrtleti.D41 statistika_50_ctvrtleti.A2:statistika_50_ctvrtleti.A41 statistika_50_ctvrtleti.E1:statistika_50_ctvrtleti.E1 statistika_50_ctvrtleti.E2:statistika_50_ctvrtleti.E41 statistika_50_ctvrtleti.A2:statistika_50_ctvrtleti.A41 statistika_50_ctvrtleti.F1:statistika_50_ctvrtleti.F1 statistika_50_ctvrtleti.F2:statistika_50_ctvrtleti.F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Poruch čepele</text:p>
          </table:table-cell>
          <table:table-cell office:value-type="string" calcext:value-type="string">
            <text:p>Poruch filtru</text:p>
          </table:table-cell>
          <table:table-cell office:value-type="string" calcext:value-type="string">
            <text:p>Poruch stroje</text:p>
          </table:table-cell>
          <table:table-cell office:value-type="string" calcext:value-type="string">
            <text:p>Zatvrdnutí čokolády</text:p>
          </table:table-cell>
          <table:table-cell office:value-type="string" calcext:value-type="string">
            <text:p>Čokoládových výrobků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183" calcext:value-type="float">
            <text:p>93.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.361" calcext:value-type="float">
            <text:p>92.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.726" calcext:value-type="float">
            <text:p>92.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.007" calcext:value-type="float">
            <text:p>93.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.01" calcext:value-type="float">
            <text:p>93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.805" calcext:value-type="float">
            <text:p>92.8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.934" calcext:value-type="float">
            <text:p>92.9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2.333" calcext:value-type="float">
            <text:p>92.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2.911" calcext:value-type="float">
            <text:p>92.9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.296" calcext:value-type="float">
            <text:p>93.2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.474" calcext:value-type="float">
            <text:p>93.4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.589" calcext:value-type="float">
            <text:p>92.5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3.718" calcext:value-type="float">
            <text:p>93.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.04" calcext:value-type="float">
            <text:p>94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2.129" calcext:value-type="float">
            <text:p>92.1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.565" calcext:value-type="float">
            <text:p>92.5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3.035" calcext:value-type="float">
            <text:p>93.0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5.749" calcext:value-type="float">
            <text:p>85.7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2.461" calcext:value-type="float">
            <text:p>92.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.27" calcext:value-type="float">
            <text:p>85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2.562" calcext:value-type="float">
            <text:p>92.5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.567" calcext:value-type="float">
            <text:p>92.5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.161" calcext:value-type="float">
            <text:p>82.1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.636" calcext:value-type="float">
            <text:p>92.6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2.543" calcext:value-type="float">
            <text:p>92.5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.331" calcext:value-type="float">
            <text:p>92.3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1.769" calcext:value-type="float">
            <text:p>91.7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.022" calcext:value-type="float">
            <text:p>93.0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.128" calcext:value-type="float">
            <text:p>93.1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2.892" calcext:value-type="float">
            <text:p>92.8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.889" calcext:value-type="float">
            <text:p>92.8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2.797" calcext:value-type="float">
            <text:p>92.7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.491" calcext:value-type="float">
            <text:p>93.4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3.029" calcext:value-type="float">
            <text:p>93.0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5.903" calcext:value-type="float">
            <text:p>85.9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.988" calcext:value-type="float">
            <text:p>92.9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.116" calcext:value-type="float">
            <text:p>93.1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.106" calcext:value-type="float">
            <text:p>93.1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.081" calcext:value-type="float">
            <text:p>93.0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.614" calcext:value-type="float">
            <text:p>92.6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3:11:02.32672143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3:15:06.744039655</dc:date>
    <meta:editing-duration>PT58M56S</meta:editing-duration>
    <meta:editing-cycles>3</meta:editing-cycles>
    <meta:generator>LibreOffice/5.1.6.2$Linux_X86_64 LibreOffice_project/10m0$Build-2</meta:generator>
    <meta:document-statistic meta:table-count="1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148cm" svg:height="9cm" xlink:href=".." xlink:type="simple" chart:class="chart:scatter" chart:style-name="ch1">
        <chart:legend svg:x="24.736cm" svg:y="3.202cm" style:legend-expansion="custom" chartooo:width="4.241cm" chartooo:height="2.59cm" style:legend-expansion-aspect-ratio="1.63745173745174" chart:style-name="ch2"/>
        <chart:plot-area chart:style-name="ch3" table:cell-range-address="statistika_50_ctvrtleti.A2:statistika_50_ctvrtleti.F41 statistika_50_ctvrtleti.B1:statistika_50_ctvrtleti.F1" chart:data-source-has-labels="row" svg:x="1.443cm" svg:y="0.507cm" svg:width="23.478cm" svg:height="7.845cm">
          <chartooo:coordinate-region svg:x="2.25cm" svg:y="0.706cm" svg:width="22.484cm" svg:height="6.999cm"/>
          <chart:axis chart:dimension="x" chart:name="primary-x" chart:style-name="ch4">
            <chart:title svg:x="12.622cm" svg:y="8.44cm" chart:style-name="ch5">
              <text:p>čtvrtletí</text:p>
            </chart:title>
          </chart:axis>
          <chart:axis chart:dimension="y" chart:name="primary-y" chart:style-name="ch4">
            <chart:title svg:x="0.301cm" svg:y="7.278cm" chart:style-name="ch6">
              <text:p>Počet výrobků (v tunách), počet poruch</text:p>
            </chart:title>
            <chart:grid chart:style-name="ch7" chart:class="major"/>
          </chart:axis>
          <chart:series chart:style-name="ch8" chart:values-cell-range-address="statistika_50_ctvrtleti.B2:statistika_50_ctvrtleti.B41" chart:label-cell-address="statistika_50_ctvrtleti.B1:statistika_50_ctvrtleti.B1" chart:class="chart:scatter">
            <chart:domain table:cell-range-address="statistika_50_ctvrtleti.A2:statistika_50_ctvrtleti.A41"/>
            <chart:data-point chart:repeated="40"/>
          </chart:series>
          <chart:series chart:style-name="ch9" chart:values-cell-range-address="statistika_50_ctvrtleti.C2:statistika_50_ctvrtleti.C41" chart:label-cell-address="statistika_50_ctvrtleti.C1:statistika_50_ctvrtleti.C1" chart:class="chart:scatter">
            <chart:data-point chart:repeated="40"/>
          </chart:series>
          <chart:series chart:style-name="ch10" chart:values-cell-range-address="statistika_50_ctvrtleti.D2:statistika_50_ctvrtleti.D41" chart:label-cell-address="statistika_50_ctvrtleti.D1:statistika_50_ctvrtleti.D1" chart:class="chart:scatter">
            <chart:data-point chart:repeated="40"/>
          </chart:series>
          <chart:series chart:style-name="ch11" chart:values-cell-range-address="statistika_50_ctvrtleti.E2:statistika_50_ctvrtleti.E41" chart:label-cell-address="statistika_50_ctvrtleti.E1:statistika_50_ctvrtleti.E1" chart:class="chart:scatter">
            <chart:data-point chart:repeated="40"/>
          </chart:series>
          <chart:series chart:style-name="ch12" chart:values-cell-range-address="statistika_50_ctvrtleti.F2:statistika_50_ctvrtleti.F41" chart:label-cell-address="statistika_50_ctvrtleti.F1:statistika_50_ctvrtleti.F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Poruch čepele</text:p>
                <draw:g>
                  <svg:desc>statistika_50_ctvrtleti.B1:statistika_50_ctvrtleti.B1</svg:desc>
                </draw:g>
              </table:table-cell>
              <table:table-cell office:value-type="string">
                <text:p>Poruch filtru</text:p>
                <draw:g>
                  <svg:desc>statistika_50_ctvrtleti.C1:statistika_50_ctvrtleti.C1</svg:desc>
                </draw:g>
              </table:table-cell>
              <table:table-cell office:value-type="string">
                <text:p>Poruch stroje</text:p>
                <draw:g>
                  <svg:desc>statistika_50_ctvrtleti.D1:statistika_50_ctvrtleti.D1</svg:desc>
                </draw:g>
              </table:table-cell>
              <table:table-cell office:value-type="string">
                <text:p>Zatvrdnutí čokolády</text:p>
                <draw:g>
                  <svg:desc>statistika_50_ctvrtleti.E1:statistika_50_ctvrtleti.E1</svg:desc>
                </draw:g>
              </table:table-cell>
              <table:table-cell office:value-type="string">
                <text:p>Čokoládových výrobků</text:p>
                <draw:g>
                  <svg:desc>statistika_50_ctvrtleti.F1:statistika_50_ctvrtleti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tistika_50_ctvrtleti.A2:statistika_50_ctvrtleti.A41</svg:desc>
                </draw:g>
              </table:table-cell>
              <table:table-cell office:value-type="float" office:value="0">
                <text:p>0</text:p>
                <draw:g>
                  <svg:desc>statistika_50_ctvrtleti.B2:statistika_50_ctvrtleti.B41</svg:desc>
                </draw:g>
              </table:table-cell>
              <table:table-cell office:value-type="float" office:value="3">
                <text:p>3</text:p>
                <draw:g>
                  <svg:desc>statistika_50_ctvrtleti.C2:statistika_50_ctvrtleti.C41</svg:desc>
                </draw:g>
              </table:table-cell>
              <table:table-cell office:value-type="float" office:value="1">
                <text:p>1</text:p>
                <draw:g>
                  <svg:desc>statistika_50_ctvrtleti.D2:statistika_50_ctvrtleti.D41</svg:desc>
                </draw:g>
              </table:table-cell>
              <table:table-cell office:value-type="float" office:value="0">
                <text:p>0</text:p>
                <draw:g>
                  <svg:desc>statistika_50_ctvrtleti.E2:statistika_50_ctvrtleti.E41</svg:desc>
                </draw:g>
              </table:table-cell>
              <table:table-cell office:value-type="float" office:value="93.183">
                <text:p>93.183</text:p>
                <draw:g>
                  <svg:desc>statistika_50_ctvrtleti.F2:statistika_50_ctvrtleti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2.361">
                <text:p>92.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2.726">
                <text:p>92.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3.007">
                <text:p>93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3.01">
                <text:p>93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2.805">
                <text:p>92.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2.934">
                <text:p>92.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2.333">
                <text:p>92.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2.911">
                <text:p>92.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3.296">
                <text:p>93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3.474">
                <text:p>93.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2.589">
                <text:p>92.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3.718">
                <text:p>93.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4.04">
                <text:p>94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2.129">
                <text:p>92.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2.565">
                <text:p>92.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3.035">
                <text:p>93.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5.749">
                <text:p>85.7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2.461">
                <text:p>92.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5.27">
                <text:p>85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2.562">
                <text:p>92.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2.567">
                <text:p>92.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2.161">
                <text:p>82.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2.636">
                <text:p>92.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2.543">
                <text:p>92.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2.331">
                <text:p>92.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1.769">
                <text:p>91.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3.022">
                <text:p>93.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3.128">
                <text:p>93.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2.892">
                <text:p>92.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2.889">
                <text:p>92.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2.797">
                <text:p>92.7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3.491">
                <text:p>93.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3.029">
                <text:p>93.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5.903">
                <text:p>85.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2.988">
                <text:p>92.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3.116">
                <text:p>93.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3.106">
                <text:p>93.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3.081">
                <text:p>93.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2.614">
                <text:p>92.6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